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7972in"/>
    </style:style>
    <style:style style:name="co13" style:family="table-column">
      <style:table-column-properties fo:break-before="auto" style:column-width="7.2646in"/>
    </style:style>
    <style:style style:name="co12" style:family="table-column">
      <style:table-column-properties fo:break-before="auto" style:column-width="5.6917in"/>
    </style:style>
    <style:style style:name="co6" style:family="table-column">
      <style:table-column-properties fo:break-before="auto" style:column-width="0.6547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6.6638in"/>
    </style:style>
    <style:style style:name="co9" style:family="table-column">
      <style:table-column-properties fo:break-before="auto" style:column-width="5.7244in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5181in" fo:break-before="auto" style:use-optimal-row-height="true"/>
    </style:style>
    <style:style style:name="ro11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8492in" fo:break-before="auto" style:use-optimal-row-height="true"/>
    </style:style>
    <style:style style:name="ro12" style:family="table-row">
      <style:table-row-properties style:row-height="0.6839in" fo:break-before="auto" style:use-optimal-row-height="true"/>
    </style:style>
    <style:style style:name="ro13" style:family="table-row">
      <style:table-row-properties style:row-height="1.8445in" fo:break-before="auto" style:use-optimal-row-height="true"/>
    </style:style>
    <style:style style:name="ro15" style:family="table-row">
      <style:table-row-properties style:row-height="0.5799in" fo:break-before="auto" style:use-optimal-row-height="false"/>
    </style:style>
    <style:style style:name="ro16" style:family="table-row">
      <style:table-row-properties style:row-height="0.1783in" fo:break-before="auto" style:use-optimal-row-height="false"/>
    </style:style>
    <style:style style:name="ta7" style:family="table" style:master-page-name="Default">
      <style:table-properties table:display="true" style:writing-mode="lr-tb" tableooo:tab-color="#00ccff"/>
    </style:style>
    <style:style style:name="ta5" style:family="table" style:master-page-name="Default">
      <style:table-properties table:display="true" style:writing-mode="lr-tb" tableooo:tab-color="#ffff66"/>
    </style:style>
    <style:style style:name="ta6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ffd320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40" style:family="table-cell" style:parent-style-name="Default" style:data-style-name="N37"/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53" style:family="table-cell" style:parent-style-name="Default" style:data-style-name="N100">
      <style:table-cell-properties fo:wrap-option="wrap"/>
    </style:style>
    <style:style style:name="ce6" style:family="table-cell" style:parent-style-name="Default" style:data-style-name="N37"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vertical-align="middle"/>
    </style:style>
    <style:style style:name="ce44" style:family="table-cell" style:parent-style-name="Default">
      <style:text-properties style:text-line-through-style="solid" fo:font-weight="normal" style:font-weight-asian="normal" style:font-weight-complex="normal"/>
    </style:style>
    <style:style style:name="ce45" style:family="table-cell" style:parent-style-name="Default" style:data-style-name="N37">
      <style:text-properties style:text-line-through-style="solid" fo:font-weight="normal" style:font-weight-asian="normal" style:font-weight-complex="normal"/>
    </style:style>
    <style:style style:name="ce46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wrap-option="wrap"/>
      <style:text-properties style:text-line-through-style="solid" fo:font-weight="normal" style:font-weight-asian="normal" style:font-weight-complex="normal"/>
    </style:style>
    <style:style style:name="ce42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RevisionHistory" table:style-name="ta7" table:print="false">
        <table:table-column table:style-name="co1" table:default-cell-style-name="Default"/>
        <table:table-column table:style-name="co10" table:default-cell-style-name="Default"/>
        <table:table-column table:style-name="co13" table:default-cell-style-name="ce53"/>
        <table:table-column table:style-name="co1" table:number-columns-repeated="1021" table:default-cell-style-name="Default"/>
        <table:table-row table:style-name="ro3">
          <table:table-cell table:style-name="ce3" office:value-type="string">
            <text:p>Version</text:p>
          </table:table-cell>
          <table:table-cell table:style-name="ce3" office:value-type="string">
            <text:p>Date</text:p>
          </table:table-cell>
          <table:table-cell table:style-name="ce51" office:value-type="string">
            <text:p>Description of Changes</text:p>
          </table:table-cell>
          <table:table-cell table:style-name="ce3" table:number-columns-repeated="1021"/>
        </table:table-row>
        <table:table-row table:style-name="ro4">
          <table:table-cell table:style-name="ce4" table:number-columns-repeated="2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83</text:p>
          </table:table-cell>
          <table:table-cell table:style-name="ce6" office:value-type="date" office:date-value="2018-12-18">
            <text:p>12/18/18</text:p>
          </table:table-cell>
          <table:table-cell table:style-name="ce52" office:value-type="string">
            <text:p>Did a bunch of cleanup on the Invoice generation. Updated the Invoice and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2</text:p>
          </table:table-cell>
          <table:table-cell table:style-name="ce6" office:value-type="date" office:date-value="2018-11-06">
            <text:p>11/06/18</text:p>
          </table:table-cell>
          <table:table-cell table:style-name="ce52" office:value-type="string">
            <text:p>Fixed Bug #0033 with validation of Debi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81</text:p>
          </table:table-cell>
          <table:table-cell table:style-name="ce4"/>
          <table:table-cell table:style-name="ce52" office:value-type="string">
            <text:p>OwnerEdit: added GolfCart payment and sticker pickup data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0</text:p>
          </table:table-cell>
          <table:table-cell table:style-name="ce6" office:value-type="date" office:date-value="2018-10-31">
            <text:p>10/31/18</text:p>
          </table:table-cell>
          <table:table-cell table:style-name="ce52" office:value-type="string">
            <text:p>FinancialTransactions: <text:s/>Cleaned up the forms validation, mostly around validating the TotalAmount validation. Also propulated default values for the transaction date and fiscal year fields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1.0.79</text:p>
          </table:table-cell>
          <table:table-cell table:style-name="ce6" office:value-type="date" office:date-value="2018-10-30">
            <text:p>10/30/18</text:p>
          </table:table-cell>
          <table:table-cell table:style-name="ce52" office:value-type="string">
            <text:p>OwnerDetails: Modified v_OwnerDetails to add IsCurrentOwner so the Owner list can be filtered by Active, Inactive or All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8</text:p>
          </table:table-cell>
          <table:table-cell table:style-name="ce6" office:value-type="date" office:date-value="2018-10-16">
            <text:p>10/16/18</text:p>
          </table:table-cell>
          <table:table-cell table:style-name="ce52" office:value-type="string">
            <text:p>PropertyDetails: Added 'View Parcel' ribbon butt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7</text:p>
          </table:table-cell>
          <table:table-cell table:style-name="ce6" office:value-type="date" office:date-value="2018-10-09">
            <text:p>10/09/18</text:p>
          </table:table-cell>
          <table:table-cell table:style-name="ce52" office:value-type="string">
            <text:p>FinancialTransactions: Added event handler to move keyboard focus on selection of FiscalYear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1.0.76</text:p>
          </table:table-cell>
          <table:table-cell table:style-name="ce4"/>
          <table:table-cell table:style-name="ce52" office:value-type="string">
            <text:p>ChangeOwnerVM – various chang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2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messagebox to display new owner 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70</text:p>
          </table:table-cell>
          <table:table-cell table:style-name="ce6" office:value-type="date" office:date-value="2018-09-21">
            <text:p>09/21/18</text:p>
          </table:table-cell>
          <table:table-cell table:style-name="ce52" office:value-type="string">
            <text:p>ChangeOwnerVM – added error checking when attempting to create new owner recor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9</text:p>
          </table:table-cell>
          <table:table-cell table:style-name="ce6" office:value-type="date" office:date-value="2018-09-15">
            <text:p>09/15/18</text:p>
          </table:table-cell>
          <table:table-cell table:style-name="ce52" office:value-type="string">
            <text:p>Resolved Bug #32 – ChangeOwner App Crash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8</text:p>
          </table:table-cell>
          <table:table-cell table:style-name="ce6" office:value-type="date" office:date-value="2018-08-20">
            <text:p>08/20/18</text:p>
          </table:table-cell>
          <table:table-cell table:style-name="ce52" office:value-type="string">
            <text:p>Fixes to FinancialTransaction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7</text:p>
          </table:table-cell>
          <table:table-cell table:style-name="ce6" office:value-type="date" office:date-value="2018-08-10">
            <text:p>08/10/18</text:p>
          </table:table-cell>
          <table:table-cell table:style-name="ce52" office:value-type="string">
            <text:p>Bug #31 &amp; Added Filtered Balance on OwnerDetail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6</text:p>
          </table:table-cell>
          <table:table-cell table:style-name="ce6" office:value-type="date" office:date-value="2018-08-08">
            <text:p>08/08/18</text:p>
          </table:table-cell>
          <table:table-cell table:style-name="ce52" office:value-type="string">
            <text:p>Added PropertyCount to OwnerDetail View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5</text:p>
          </table:table-cell>
          <table:table-cell table:style-name="ce6" office:value-type="date" office:date-value="2018-08-01">
            <text:p>08/01/18</text:p>
          </table:table-cell>
          <table:table-cell table:style-name="ce52" office:value-type="string">
            <text:p>Fixed Late Notice generation to add the TransactionXnote record, and other late notice issue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4</text:p>
          </table:table-cell>
          <table:table-cell table:style-name="ce6" office:value-type="date" office:date-value="2018-07-23">
            <text:p>07/23/18</text:p>
          </table:table-cell>
          <table:table-cell table:style-name="ce52" office:value-type="string">
            <text:p>Enhancement #19, Bug #29, #30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3</text:p>
          </table:table-cell>
          <table:table-cell table:style-name="ce4"/>
          <table:table-cell table:style-name="ce52" office:value-type="string">
            <text:p>Enhancement #20, Bug #28</text:p>
          </table:table-cell>
          <table:table-cell table:style-name="ce4" table:number-columns-repeated="1021"/>
        </table:table-row>
        <table:table-row table:style-name="ro3">
          <table:table-cell table:style-name="ce50" office:value-type="string">
            <text:p>.61-.62</text:p>
          </table:table-cell>
          <table:table-cell table:style-name="ce4"/>
          <table:table-cell table:style-name="ce52" office:value-type="string">
            <text:p>VOID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60</text:p>
          </table:table-cell>
          <table:table-cell table:style-name="ce6" office:value-type="date" office:date-value="2018-07-10">
            <text:p>07/10/18</text:p>
          </table:table-cell>
          <table:table-cell table:style-name="ce52" office:value-type="string">
            <text:p>Updates to FinancialTransactions, changes to deployment configuration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9</text:p>
          </table:table-cell>
          <table:table-cell table:style-name="ce6" office:value-type="date" office:date-value="2018-06-20">
            <text:p>06/20/18</text:p>
          </table:table-cell>
          <table:table-cell table:style-name="ce52" office:value-type="string">
            <text:p>Fixed Bug#2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7</text:p>
          </table:table-cell>
          <table:table-cell table:style-name="ce6" office:value-type="date" office:date-value="2018-06-19">
            <text:p>06/19/18</text:p>
          </table:table-cell>
          <table:table-cell table:style-name="ce52" office:value-type="string">
            <text:p>Enhancements #16, 17 &amp; 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4-56</text:p>
          </table:table-cell>
          <table:table-cell table:style-name="ce4"/>
          <table:table-cell table:style-name="ce52" office:value-type="string">
            <text:p>Reworked parts of WaterMeterEdit for recording and editing meter reading data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3</text:p>
          </table:table-cell>
          <table:table-cell table:style-name="ce4"/>
          <table:table-cell table:style-name="ce52" office:value-type="string">
            <text:p>Added WAC &amp; RCW references to 30, 60, 90 day late report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52</text:p>
          </table:table-cell>
          <table:table-cell table:style-name="ce6" office:value-type="date" office:date-value="2018-05-27">
            <text:p>05/27/18</text:p>
          </table:table-cell>
          <table:table-cell table:style-name="ce52" office:value-type="string">
            <text:p>Fixed bug#25 in Check-In w/ Pool Guests.</text:p>
          </table:table-cell>
          <table:table-cell table:style-name="ce4" table:number-columns-repeated="1021"/>
        </table:table-row>
        <table:table-row table:style-name="ro4">
          <table:table-cell table:style-name="ce4" office:value-type="string">
            <text:p>2.0.1.51</text:p>
          </table:table-cell>
          <table:table-cell table:style-name="ce4"/>
          <table:table-cell table:style-name="ce52"/>
          <table:table-cell table:style-name="ce4" table:number-columns-repeated="1021"/>
        </table:table-row>
        <table:table-row table:style-name="ro3">
          <table:table-cell table:style-name="ce4" office:value-type="string">
            <text:p>2.0.1.50</text:p>
          </table:table-cell>
          <table:table-cell table:style-name="ce6" office:value-type="date" office:date-value="2018-04-24">
            <text:p>04/24/18</text:p>
          </table:table-cell>
          <table:table-cell table:style-name="ce52" office:value-type="string">
            <text:p>OwnerEdit: Added property usage check-boxe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9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Fixed Bugs #022 &amp; 023 fixed. <text:s/>Fixed Export/Print in GolfCart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7</text:p>
          </table:table-cell>
          <table:table-cell table:style-name="ce6" office:value-type="date" office:date-value="2018-04-21">
            <text:p>04/21/18</text:p>
          </table:table-cell>
          <table:table-cell table:style-name="ce52" office:value-type="string">
            <text:p>Enhancement #14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52" office:value-type="string">
            <text:p>Implemented FinancialTransaction edi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4</text:p>
          </table:table-cell>
          <table:table-cell table:style-name="ce6" office:value-type="date" office:date-value="2018-04-07">
            <text:p>04/07/18</text:p>
          </table:table-cell>
          <table:table-cell table:style-name="ce52" office:value-type="string">
            <text:p>Implemented Report Carousel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2</text:p>
          </table:table-cell>
          <table:table-cell table:style-name="ce6" office:value-type="date" office:date-value="2018-03-23">
            <text:p>03/23/18</text:p>
          </table:table-cell>
          <table:table-cell table:style-name="ce52" office:value-type="string">
            <text:p>WaterMeter: Corrected a few things in the Import process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52" office:value-type="string">
            <text:p>GolfCart: Implemented IsReceived/Received tra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40</text:p>
          </table:table-cell>
          <table:table-cell table:style-name="ce6" office:value-type="date" office:date-value="2018-03-20">
            <text:p>03/20/18</text:p>
          </table:table-cell>
          <table:table-cell table:style-name="ce52" office:value-type="string">
            <text:p>Fixed several issues in the FinancialTransaction area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9</text:p>
          </table:table-cell>
          <table:table-cell table:style-name="ce6" office:value-type="date" office:date-value="2018-03-14">
            <text:p>03/14/18</text:p>
          </table:table-cell>
          <table:table-cell table:style-name="ce52" office:value-type="string">
            <text:p>Fixed Export in WaterShutoff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8</text:p>
          </table:table-cell>
          <table:table-cell table:style-name="ce6" office:value-type="date" office:date-value="2018-03-13">
            <text:p>03/13/18</text:p>
          </table:table-cell>
          <table:table-cell table:style-name="ce52" office:value-type="string">
            <text:p>Fixed Bug #021 – Disabled Save button after current transaction is saved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7</text:p>
          </table:table-cell>
          <table:table-cell table:style-name="ce6" office:value-type="date" office:date-value="2018-03-12">
            <text:p>03/12/18</text:p>
          </table:table-cell>
          <table:table-cell table:style-name="ce52" office:value-type="string">
            <text:p>Implemented OwnerBalance checking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5</text:p>
          </table:table-cell>
          <table:table-cell table:style-name="ce6" office:value-type="date" office:date-value="2018-02-27">
            <text:p>02/27/18</text:p>
          </table:table-cell>
          <table:table-cell table:style-name="ce52" office:value-type="string">
            <text:p>(Re)Implemented Water Meter Import for Cipher Lab scanners. Red/Green Cart Icon w/ number of carts. 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33</text:p>
          </table:table-cell>
          <table:table-cell table:style-name="ce6" office:value-type="date" office:date-value="2018-02-21">
            <text:p>02/21/18</text:p>
          </table:table-cell>
          <table:table-cell table:style-name="ce52" office:value-type="string">
            <text:p>Fixed Bug #18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9</text:p>
          </table:table-cell>
          <table:table-cell table:style-name="ce6" office:value-type="date" office:date-value="2018-02-13">
            <text:p>02/13/18</text:p>
          </table:table-cell>
          <table:table-cell table:style-name="ce52" office:value-type="string">
            <text:p>Fixed bug #17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8</text:p>
          </table:table-cell>
          <table:table-cell table:style-name="ce6" office:value-type="date" office:date-value="2018-02-12">
            <text:p>02/12/18</text:p>
          </table:table-cell>
          <table:table-cell table:style-name="ce52" office:value-type="string">
            <text:p>Fixed bugs #15 &amp; #16. Added TransactionReceip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7</text:p>
          </table:table-cell>
          <table:table-cell table:style-name="ce6" office:value-type="date" office:date-value="2018-02-06">
            <text:p>02/06/18</text:p>
          </table:table-cell>
          <table:table-cell table:style-name="ce52" office:value-type="string">
            <text:p>Added Owner button to PropertyDetails view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23</text:p>
          </table:table-cell>
          <table:table-cell table:style-name="ce6" office:value-type="date" office:date-value="2018-02-03">
            <text:p>02/03/18</text:p>
          </table:table-cell>
          <table:table-cell table:style-name="ce52" office:value-type="string">
            <text:p>Fixed ChangeOwner: New owners were producing a null reference when opening the OwnerEdit. The cause was there were no FinancialTransaction records to satisfy the v_OwnerDetails view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21</text:p>
          </table:table-cell>
          <table:table-cell table:style-name="ce6" office:value-type="date" office:date-value="2018-01-30">
            <text:p>01/30/18</text:p>
          </table:table-cell>
          <table:table-cell table:style-name="ce52" office:value-type="string">
            <text:p>Fixed Bug#14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2.0.1.20</text:p>
          </table:table-cell>
          <table:table-cell table:style-name="ce4"/>
          <table:table-cell table:style-name="ce52" office:value-type="string">
            <text:p>Deactivate relationship of previous owner when an Change Owner is processed. <text:s/></text:p>
            <text:p>Apply Pool Assessment(s) when Annual Dues are applied at the beginning of the FY.</text:p>
            <text:p>Removed the grid search in favor of the LookupSearch for name in OwnerDetail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18</text:p>
          </table:table-cell>
          <table:table-cell table:style-name="ce6" office:value-type="date" office:date-value="2018-01-25">
            <text:p>01/25/18</text:p>
          </table:table-cell>
          <table:table-cell table:style-name="ce52" office:value-type="string">
            <text:p>Added 'IsAssessment' to Properties Model, and modified the V/VM's associated. Reworked the AnnualInvoice report to show/hide assessment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7</text:p>
          </table:table-cell>
          <table:table-cell table:style-name="ce6" office:value-type="date" office:date-value="2018-01-18">
            <text:p>01/18/18</text:p>
          </table:table-cell>
          <table:table-cell table:style-name="ce52" office:value-type="string">
            <text:p>Fixed bug #000: <text:s/>Account balance incorrectly calculated.</text:p>
          </table:table-cell>
          <table:table-cell table:style-name="ce4" table:number-columns-repeated="1021"/>
        </table:table-row>
        <table:table-row table:style-name="ro5">
          <table:table-cell table:style-name="ce4" office:value-type="string">
            <text:p>2.0.1.8</text:p>
          </table:table-cell>
          <table:table-cell table:style-name="ce6" office:value-type="date" office:date-value="2017-12-31">
            <text:p>12/31/17</text:p>
          </table:table-cell>
          <table:table-cell table:style-name="ce52" office:value-type="string">
            <text:p>Final version of Invoice Generation. Added Ownership History generation. Many other clean up issues related to Owner and Property View/Edit dock panel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52" office:value-type="string">
            <text:p>Refactored MVVM pattern. Added Water/Well meter enhancements. Added Annual Invoic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4</text:p>
          </table:table-cell>
          <table:table-cell table:style-name="ce6" office:value-type="date" office:date-value="2017-08-15">
            <text:p>08/15/17</text:p>
          </table:table-cell>
          <table:table-cell table:style-name="ce52" office:value-type="string">
            <text:p>Added the check to see if a member has already checked in for the current day.</text:p>
          </table:table-cell>
          <table:table-cell table:style-name="ce4" table:number-columns-repeated="1021"/>
        </table:table-row>
        <table:table-row table:style-name="ro11">
          <table:table-cell table:style-name="ce4" office:value-type="string">
            <text:p>1.3.1.3</text:p>
          </table:table-cell>
          <table:table-cell table:style-name="ce6" office:value-type="date" office:date-value="2017-08-11">
            <text:p>08/11/17</text:p>
          </table:table-cell>
          <table:table-cell table:style-name="ce52" office:value-type="string">
            <text:p>Fixed Bug#7 by changing the implementation of the IsGolf/IsPool CheckBox implementation. <text:s/></text:p>
            <text:p>Fixed Bug#8 by adding a new bit field (Active) to the Relationship Table, and reworking how Relationships are dealt with in the EditPropertyDialog and ChangeOwner grids.</text:p>
            <text:p>Added the Search field to the EditPropertyDialog Relationship grid.</text:p>
            <text:p>Disabled the “Add Relationship” ribbon button in favor of using the PropertyEditDialog Relationship grid method for adding/deleting Relationships.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2</text:p>
          </table:table-cell>
          <table:table-cell table:style-name="ce6" office:value-type="date" office:date-value="2017-08-01">
            <text:p>08/01/17</text:p>
          </table:table-cell>
          <table:table-cell table:style-name="ce52" office:value-type="string">
            <text:p>Changed Period report dates from 'between' to '&lt;=' AND '&lt;='. <text:s/>Added new Balances Due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3.1.1</text:p>
          </table:table-cell>
          <table:table-cell table:style-name="ce6" office:value-type="date" office:date-value="2017-07-28">
            <text:p>07/28/17</text:p>
          </table:table-cell>
          <table:table-cell table:style-name="ce52" office:value-type="string">
            <text:p>Added Check-In by Member, close dialog after check-in, sort order on period report, removed PropertyID from USP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3/14</text:p>
          </table:table-cell>
          <table:table-cell table:style-name="ce6" office:value-type="date" office:date-value="2017-07-04">
            <text:p>07/04/17</text:p>
          </table:table-cell>
          <table:table-cell table:style-name="ce52" office:value-type="string">
            <text:p>Addressed the issues with permissions for the Board. Added “Last Name” to the Daily Report</text:p>
          </table:table-cell>
          <table:table-cell table:style-name="ce4" table:number-columns-repeated="1021"/>
        </table:table-row>
        <table:table-row table:style-name="ro3">
          <table:table-cell table:style-name="ce4" office:value-type="string">
            <text:p>1.2.1.12</text:p>
          </table:table-cell>
          <table:table-cell table:style-name="ce6" office:value-type="date" office:date-value="2017-06-19">
            <text:p>06/19/17</text:p>
          </table:table-cell>
          <table:table-cell table:style-name="ce52" office:value-type="string">
            <text:p>Commented out all the “Change Ownership” code from the Import() method..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1</text:p>
          </table:table-cell>
          <table:table-cell table:style-name="ce6" office:value-type="date" office:date-value="2017-06-11">
            <text:p>06/11/17</text:p>
          </table:table-cell>
          <table:table-cell table:style-name="ce52" office:value-type="string">
            <text:p>Modified the [Status] field from Varchar(10) to Varchar(40). See all records with a Balance &gt; 0, to 'Past Due'</text:p>
            <text:p>Updated HVCC.dbml file. Change string 'Account Past Due' to 'Past Due'. Removed connection string to 5-16-2017 database.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10</text:p>
          </table:table-cell>
          <table:table-cell table:style-name="ce6" office:value-type="date" office:date-value="2017-06-09">
            <text:p>06/09/17</text:p>
          </table:table-cell>
          <table:table-cell table:style-name="ce52" office:value-type="string">
            <text:p><text:span text:style-name="T2">Modified ChangeOwner to allow edit of the 'BillTo' field. <text:s/>Corrected the processing of Relationships </text:span><text:span text:style-name="T2">added/delete</text:span></text:p>
            <text:p><text:span text:style-name="T2">Import(): commented out the code that uses the BillTo information</text:span></text:p>
            <text:p><text:span text:style-name="T2">**Noticed the application was pointing at the test DB. I migrated what data I could tell had changed.</text:span></text:p>
          </table:table-cell>
          <table:table-cell table:style-name="ce4" table:number-columns-repeated="1021"/>
        </table:table-row>
        <table:table-row table:style-name="ro6">
          <table:table-cell table:style-name="ce4" office:value-type="string">
            <text:p>1.2.1.8</text:p>
          </table:table-cell>
          <table:table-cell table:style-name="ce6" office:value-type="date" office:date-value="2017-06-06">
            <text:p>06/06/17</text:p>
          </table:table-cell>
          <table:table-cell table:style-name="ce52" office:value-type="string">
            <text:p>Fixed Bug #001, ChangeOwner</text:p>
            <text:p>Added the PropertyChange register/unregistered for SelectedProperty, so when the Balance value is updated the IsInGoodStanding flag is also changed and reflected.</text:p>
          </table:table-cell>
          <table:table-cell table:style-name="ce4" table:number-columns-repeated="1021"/>
        </table:table-row>
        <table:table-row table:style-name="ro14">
          <table:table-cell office:value-type="string">
            <text:p>1.2.1.7</text:p>
          </table:table-cell>
          <table:table-cell table:style-name="ce40" office:value-type="date" office:date-value="2017-06-05">
            <text:p>06/05/17</text:p>
          </table:table-cell>
          <table:table-cell office:value-type="string">
            <text:p>Enabled the ability to edit the Balance Due field to update payments</text:p>
            <text:p>Added TextBox style to show outstanding balance as Red</text:p>
            <text:p>Change Property Info layout group to open expanded</text:p>
            <text:p>If property has a registered golf cart, the golf cart icon will be displayed in the Property Info group</text:p>
            <text:p>Color of Golf Cart icon changed to green</text:p>
          </table:table-cell>
          <table:table-cell table:number-columns-repeated="1021"/>
        </table:table-row>
        <table:table-row table:style-name="ro3">
          <table:table-cell office:value-type="string">
            <text:p>1.2.1.6</text:p>
          </table:table-cell>
          <table:table-cell table:style-name="ce40" office:value-type="date" office:date-value="2017-05-28">
            <text:p>05/28/17</text:p>
          </table:table-cell>
          <table:table-cell office:value-type="string">
            <text:p>Fix the multiple doc panels opening when clicked from the dashboard</text:p>
          </table:table-cell>
          <table:table-cell table:number-columns-repeated="1021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hancements" table:style-name="ta5" table:print="false"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ce32"/>
        <table:table-column table:style-name="co12" table:default-cell-style-name="ce23"/>
        <table:table-column table:style-name="co1" table:number-columns-repeated="1019" table:default-cell-style-name="Default"/>
        <table:table-row table:style-name="ro5">
          <table:table-cell table:style-name="ce3" office:value-type="string">
            <text:p>Number</text:p>
          </table:table-cell>
          <table:table-cell table:style-name="ce19" office:value-type="string">
            <text:p>Date</text:p>
          </table:table-cell>
          <table:table-cell table:style-name="ce19" office:value-type="string">
            <text:p>Accepted</text:p>
          </table:table-cell>
          <table:table-cell table:style-name="ce29" office:value-type="string">
            <text:p>Submitted By</text:p>
          </table:table-cell>
          <table:table-cell table:style-name="ce24" office:value-type="string">
            <text:p>Description</text:p>
          </table:table-cell>
          <table:table-cell table:style-name="ce3" office:value-type="string">
            <text:p>Version</text:p>
          </table:table-cell>
          <table:table-cell table:style-name="ce3" table:number-columns-repeated="1017"/>
          <table:table-cell/>
        </table:table-row>
        <table:table-row table:style-name="ro4">
          <table:table-cell table:style-name="ce4"/>
          <table:table-cell table:style-name="ce20" table:number-columns-repeated="2"/>
          <table:table-cell table:style-name="ce30"/>
          <table:table-cell table:style-name="ce25"/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21" office:value-type="date" office:date-value="2018-11-01">
            <text:p>11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Add GolfCart payment and sticker pickup data</text:p>
          </table:table-cell>
          <table:table-cell table:style-name="ce4" office:value-type="string">
            <text:p>2.0.1.8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21" office:value-type="date" office:date-value="2018-10-29">
            <text:p>10/2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Details: Add ability to view inactive owners</text:p>
          </table:table-cell>
          <table:table-cell table:style-name="ce4" office:value-type="string">
            <text:p>2.0.1.79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21" office:value-type="date" office:date-value="2018-09-13">
            <text:p>09/13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Add ribbon button on PropertiesDeailView to view parcel information</text:p>
          </table:table-cell>
          <table:table-cell table:style-name="ce4" office:value-type="string">
            <text:p>2.0.1.78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21" office:value-type="date" office:date-value="2018-08-09">
            <text:p>08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ribbon button to OwnerView to filter Balance &gt;= $150.00</text:p>
          </table:table-cell>
          <table:table-cell table:style-name="ce4" office:value-type="string">
            <text:p>2.0.1.6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21" office:value-type="date" office:date-value="2018-08-08">
            <text:p>08/0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PropertyCount to OwnerDetail View</text:p>
          </table:table-cell>
          <table:table-cell table:style-name="ce4" office:value-type="string">
            <text:p>2.0.1.66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21" office:value-type="date" office:date-value="2018-07-12">
            <text:p>07/12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Relationship category “Representative” for multi-owner situations</text:p>
          </table:table-cell>
          <table:table-cell table:style-name="ce4" table:number-columns-repeated="1018"/>
          <table:table-cell/>
        </table:table-row>
        <table:table-row table:style-name="ro12">
          <table:table-cell table:style-name="ce4" office:value-type="float" office:value="19">
            <text:p>19</text:p>
          </table:table-cell>
          <table:table-cell table:style-name="ce21" office:value-type="date" office:date-value="2018-07-01">
            <text:p>07/0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FinancialTransaction: <text:s/>Add the ability to delete a transaction for Administrators:</text:p>
            <text:p>Implement a ribbon button that is only exposed to users in the Admin group.</text:p>
            <text:p>Recalculate the list of Transactions to ensure the balance is recalculated after a record is deleted.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Limit Guest check-in to (10) per day, per member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WaterMeterView: Add “Well#” to the View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21" office:value-type="date" office:date-value="2018-06-18">
            <text:p>06/18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Edit: Members should be able to check-in for both Pool &amp; Golf in the same day. </text:p>
          </table:table-cell>
          <table:table-cell table:style-name="ce4" office:value-type="string">
            <text:p>2.0.1.57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21" office:value-type="date" office:date-value="2018-04-21">
            <text:p>04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 A-R</text:p>
          </table:table-cell>
          <table:table-cell table:style-name="ce25" office:value-type="string">
            <text:p>OwnerEdit: Add ability to track Owner use of property</text:p>
          </table:table-cell>
          <table:table-cell table:style-name="ce4" office:value-type="string">
            <text:p>2.0.1.50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4">
            <text:p>14</text:p>
          </table:table-cell>
          <table:table-cell table:style-name="ce21" office:value-type="date" office:date-value="2018-04-20">
            <text:p>04/2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OwnerView: when the Relationship lookup is used, set the SelectedRelationship in the OwnerEdit when it spins up. Added summary totals to OwnerView grid.</text:p>
            <text:p>FinancialTransaction: Updated TransactionReport, added Re-Print Transaction button</text:p>
          </table:table-cell>
          <table:table-cell table:style-name="ce4" office:value-type="string">
            <text:p>2.0.1.49</text:p>
          </table:table-cell>
          <table:table-cell table:style-name="ce4" table:number-columns-repeated="1017"/>
          <table:table-cell/>
        </table:table-row>
        <table:table-row table:style-name="ro6">
          <table:table-cell table:style-name="ce4" office:value-type="float" office:value="13">
            <text:p>13</text:p>
          </table:table-cell>
          <table:table-cell table:style-name="ce21" office:value-type="date" office:date-value="2018-04-09">
            <text:p>04/09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Enhance FinancialTransaction to be able to edit an existing transaction. Added CheckNumber and ReceiptNumber fields.</text:p>
            <text:p>Enhance OwnerBalanceUpdate to be able to open/edit an Owner record from the grid.</text:p>
          </table:table-cell>
          <table:table-cell table:style-name="ce4" office:value-type="string">
            <text:p>2.0.1.46</text:p>
          </table:table-cell>
          <table:table-cell table:style-name="ce6" office:value-type="date" office:date-value="2018-04-20">
            <text:p>04/20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21" office:value-type="date" office:date-value="2018-03-21">
            <text:p>03/21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Add fields to GolfCart for tracking when owner received their cart sticker</text:p>
          </table:table-cell>
          <table:table-cell table:style-name="ce4" office:value-type="string">
            <text:p>2.0.1.41</text:p>
          </table:table-cell>
          <table:table-cell table:style-name="ce6" office:value-type="date" office:date-value="2018-03-22">
            <text:p>03/22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21" office:value-type="date" office:date-value="2018-01-07">
            <text:p>01/07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 receipt after a FinancialTransaction</text:p>
          </table:table-cell>
          <table:table-cell table:style-name="ce4" office:value-type="string">
            <text:p>2.0.028</text:p>
          </table:table-cell>
          <table:table-cell table:style-name="ce6" office:value-type="date" office:date-value="2018-02-12">
            <text:p>02/12/18</text:p>
          </table:table-cell>
          <table:table-cell table:style-name="ce4" table:number-columns-repeated="1016"/>
          <table:table-cell/>
        </table:table-row>
        <table:table-row table:style-name="ro5">
          <table:table-cell table:style-name="ce4" office:value-type="float" office:value="10">
            <text:p>10</text:p>
          </table:table-cell>
          <table:table-cell table:style-name="ce21" office:value-type="date" office:date-value="2018-01-25">
            <text:p>01/2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look up search to Owner Detail to allow any name to be searched/found</text:p>
            <text:p>Bug#12 fixed</text:p>
          </table:table-cell>
          <table:table-cell table:style-name="ce4" office:value-type="string">
            <text:p>2.0.1.19</text:p>
          </table:table-cell>
          <table:table-cell table:style-name="ce6" office:value-type="date" office:date-value="2018-01-26">
            <text:p>01/26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21" office:value-type="date" office:date-value="2018-01-10">
            <text:p>01/10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Add table to track Water Shutoff policy</text:p>
          </table:table-cell>
          <table:table-cell table:style-name="ce4" office:value-type="string">
            <text:p>2.0.1.13</text:p>
          </table:table-cell>
          <table:table-cell table:style-name="ce6" office:value-type="date" office:date-value="2018-01-14">
            <text:p>01/14/18</text:p>
          </table:table-cell>
          <table:table-cell table:style-name="ce4" table:number-columns-repeated="1016"/>
          <table:table-cell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21" office:value-type="date" office:date-value="2018-01-05">
            <text:p>01/05/18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On FinancialTransaction: <text:s/>print receipt</text:p>
          </table:table-cell>
          <table:table-cell table:style-name="ce4" table:number-columns-repeated="1018"/>
          <table:table-cell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21" office:value-type="date" office:date-value="2017-11-01">
            <text:p>11/0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Judy</text:p>
          </table:table-cell>
          <table:table-cell table:style-name="ce25" office:value-type="string">
            <text:p>Generate annual invoices from the database</text:p>
          </table:table-cell>
          <table:table-cell table:style-name="ce4" office:value-type="string">
            <text:p>2.0.1.1</text:p>
          </table:table-cell>
          <table:table-cell table:style-name="ce6" office:value-type="date" office:date-value="2017-12-15">
            <text:p>12/15/17</text:p>
          </table:table-cell>
          <table:table-cell table:style-name="ce4" table:number-columns-repeated="1016"/>
          <table:table-cell/>
        </table:table-row>
        <table:table-row table:style-name="ro13">
          <table:table-cell table:style-name="ce18" office:value-type="float" office:value="6">
            <text:p>6</text:p>
          </table:table-cell>
          <table:table-cell table:style-name="ce22" office:value-type="date" office:date-value="2017-10-03">
            <text:p>10/03/17</text:p>
          </table:table-cell>
          <table:table-cell table:style-name="ce28" office:value-type="string">
            <text:p>yes</text:p>
          </table:table-cell>
          <table:table-cell table:style-name="ce31" office:value-type="string">
            <text:p>Larry F./Andy T.</text:p>
          </table:table-cell>
          <table:table-cell table:style-name="ce34" office:value-type="string">
            <text:p>1) Added import water meter readings from the CipherLab reader.</text:p>
            <text:p/>
            <text:p>2) Added new Water Well tile for collecting &amp; reporting well meter readings.</text:p>
            <text:p/>
            <text:p>3) Reworked the Property Import method so it updates the Import grid with changed records, and provides a user confirmation dialog to save the changes.</text:p>
            <text:p/>
            <text:p>4) Modified the GoflCart methods to filter by the current season.</text:p>
            <text:p/>
            <text:p>5) Refactored the entire application to adhere to the MVVM pattern using dependency inversion.</text:p>
          </table:table-cell>
          <table:table-cell table:style-name="ce18" office:value-type="string">
            <text:p>2.0.1.1</text:p>
          </table:table-cell>
          <table:table-cell table:style-name="ce18" table:number-columns-repeated="1017"/>
          <table:table-cell table:style-name="ce3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21" office:value-type="date" office:date-value="2017-08-11">
            <text:p>08/11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Andy T.</text:p>
          </table:table-cell>
          <table:table-cell table:style-name="ce25" office:value-type="string">
            <text:p>Add a check to see if a person has already checked-in for the day.</text:p>
          </table:table-cell>
          <table:table-cell table:style-name="ce4" office:value-type="string">
            <text:p>1.3.1.4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20"/>
          <table:table-cell table:style-name="ce20" office:value-type="string">
            <text:p>yes</text:p>
          </table:table-cell>
          <table:table-cell table:style-name="ce30" office:value-type="string">
            <text:p>Kathy A.</text:p>
          </table:table-cell>
          <table:table-cell table:style-name="ce25" office:value-type="string">
            <text:p>Change Relationship grid to allow Check-In by person</text:p>
          </table:table-cell>
          <table:table-cell table:style-name="ce4" office:value-type="string">
            <text:p>1.3.1.1</text:p>
          </table:table-cell>
          <table:table-cell table:style-name="ce4" table:number-columns-repeated="1017"/>
          <table:table-cell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21" office:value-type="date" office:date-value="2017-07-04">
            <text:p>07/04/17</text:p>
          </table:table-cell>
          <table:table-cell table:style-name="ce20" office:value-type="string">
            <text:p>yes</text:p>
          </table:table-cell>
          <table:table-cell table:style-name="ce30" office:value-type="string">
            <text:p>Darci</text:p>
          </table:table-cell>
          <table:table-cell table:style-name="ce25" office:value-type="string">
            <text:p>Add “Last Name” to Daily Usage Report</text:p>
          </table:table-cell>
          <table:table-cell table:style-name="ce4" office:value-type="string">
            <text:p>1.2.1.13</text:p>
          </table:table-cell>
          <table:table-cell table:style-name="ce4" table:number-columns-repeated="1017"/>
          <table:table-cell/>
        </table:table-row>
        <table:table-row table:style-name="ro6">
          <table:table-cell/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athy A.</text:p>
          </table:table-cell>
          <table:table-cell office:value-type="string">
            <text:p>Add the ability to change the balance value when a member pays their dues. <text:s/>The value will remain until the next import from Quickbooks. <text:s/>The QuickBooks value will overwrite/update the balance on import if it does not match what is in the database.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5">
          <table:table-cell office:value-type="float" office:value="2">
            <text:p>2</text:p>
          </table:table-cell>
          <table:table-cell table:style-name="ce26" office:value-type="date" office:date-value="2017-06-03">
            <text:p>06/03/17</text:p>
          </table:table-cell>
          <table:table-cell office:value-type="string">
            <text:p>yes</text:p>
          </table:table-cell>
          <table:table-cell office:value-type="string">
            <text:p>Keith S.</text:p>
          </table:table-cell>
          <table:table-cell office:value-type="string">
            <text:p>Add the golf cart icon to the Property Information group if the property has a registered golf cart for the current season</text:p>
          </table:table-cell>
          <table:table-cell office:value-type="string">
            <text:p>1.2.1.7</text:p>
          </table:table-cell>
          <table:table-cell table:number-columns-repeated="1018"/>
        </table:table-row>
        <table:table-row table:style-name="ro6">
          <table:table-cell office:value-type="float" office:value="1">
            <text:p>1</text:p>
          </table:table-cell>
          <table:table-cell table:style-name="ce26" office:value-type="date" office:date-value="2017-05-30">
            <text:p>05/30/17</text:p>
          </table:table-cell>
          <table:table-cell office:value-type="string">
            <text:p>no</text:p>
          </table:table-cell>
          <table:table-cell office:value-type="string">
            <text:p>Candy S.</text:p>
          </table:table-cell>
          <table:table-cell office:value-type="string">
            <text:p>Add the ability to track the weather by day so it can be used to show the pattern of pool usage with respect to the weather.</text:p>
            <text:p>- Historical weather data can be obtained from DarkSky or other weather site.</text:p>
          </table:table-cell>
          <table:table-cell table:number-columns-repeated="1019"/>
        </table:table-row>
        <table:table-row table:style-name="ro6" table:number-rows-repeated="104854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Bugs" table:style-name="ta6" table:print="false"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ce23"/>
        <table:table-column table:style-name="co1" table:number-columns-repeated="1020" table:default-cell-style-name="Default"/>
        <table:table-row table:style-name="ro3">
          <table:table-cell table:style-name="ce3" office:value-type="string">
            <text:p>Bug#</text:p>
          </table:table-cell>
          <table:table-cell table:style-name="ce3" office:value-type="string">
            <text:p>Date</text:p>
          </table:table-cell>
          <table:table-cell table:style-name="ce3" office:value-type="string">
            <text:p>Status</text:p>
          </table:table-cell>
          <table:table-cell table:style-name="ce24" office:value-type="string">
            <text:p>Description</text:p>
          </table:table-cell>
          <table:table-cell table:style-name="ce3" table:number-columns-repeated="1020"/>
        </table:table-row>
        <table:table-row table:style-name="ro4">
          <table:table-cell table:style-name="ce4" table:number-columns-repeated="3"/>
          <table:table-cell table:style-name="ce25"/>
          <table:table-cell table:style-name="ce4" table:number-columns-repeated="1020"/>
        </table:table-row>
        <table:table-row table:style-name="ro5">
          <table:table-cell table:style-name="ce4" office:value-type="float" office:value="33">
            <text:p>33</text:p>
          </table:table-cell>
          <table:table-cell table:style-name="ce6" office:value-type="date" office:date-value="2018-11-06">
            <text:p>11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he release of 2.0.1.80 (validation) introduced a new bug where Invoice/Debit wasn't passing validation so Save wasn't being enabled.</text:p>
          </table:table-cell>
          <table:table-cell table:style-name="ce4" office:value-type="string">
            <text:p>2.0.1.8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6" office:value-type="date" office:date-value="2018-09-15">
            <text:p>09/1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App crash when Perm Staff executes a change owner.</text:p>
          </table:table-cell>
          <table:table-cell table:style-name="ce4" office:value-type="string">
            <text:p>2.0.1.6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6" office:value-type="date" office:date-value="2018-08-09">
            <text:p>08/0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TransactionAppliedTo field is to short [50]. Needs to be expanded to [100]</text:p>
          </table:table-cell>
          <table:table-cell table:style-name="ce4" office:value-type="string">
            <text:p>2.0.1.6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6" office:value-type="date" office:date-value="2018-07-20">
            <text:p>07/20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EditProperty: <text:s/>The first property opened from EditOwner property list is staying persistant</text:p>
          </table:table-cell>
          <table:table-cell table:style-name="ce4" table:number-columns-repeated="1020"/>
        </table:table-row>
        <table:table-row table:style-name="ro6">
          <table:table-cell table:style-name="ce4" office:value-type="float" office:value="29">
            <text:p>29</text:p>
          </table:table-cell>
          <table:table-cell table:style-name="ce6" office:value-type="date" office:date-value="2018-07-18">
            <text:p>07/18/18</text:p>
          </table:table-cell>
          <table:table-cell table:style-name="ce46" office:value-type="string">
            <text:p>Resolved</text:p>
          </table:table-cell>
          <table:table-cell table:style-name="ce25" office:value-type="string">
            <text:p>ChangeOwner: After a change of ownership, the “Change Owner” ribbon button is not enabled on subsequent property changes. <text:s/>Therefore, in order to do another change owner, the application has to be closed and reopen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6" office:value-type="date" office:date-value="2018-07-12">
            <text:p>07/12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Some Relationships are not showing as being removed on delete; Inactive relationships are still showing in the relationship gri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6" office:value-type="date" office:date-value="2018-06-19">
            <text:p>06/1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WaterMeterEdit: applicatiion crash on Save. <text:s/>[New Row item missing PropertyID assignment]</text:p>
          </table:table-cell>
          <table:table-cell table:style-name="ce4" office:value-type="string">
            <text:p>2.0.1.59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6" office:value-type="date" office:date-value="2018-06-19">
            <text:p>06/19/18</text:p>
          </table:table-cell>
          <table:table-cell table:style-name="ce47" office:value-type="string">
            <text:p>Open</text:p>
          </table:table-cell>
          <table:table-cell table:style-name="ce25" office:value-type="string">
            <text:p>Main: Sometimes closing DocPanel leaves the shell in a state where no doc panels will open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6" office:value-type="date" office:date-value="2018-05-27">
            <text:p>05/27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checking in Pool guests, the value is not being stored to the database.</text:p>
          </table:table-cell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4">
          <table:table-cell table:style-name="ce4" office:value-type="float" office:value="24">
            <text:p>24</text:p>
          </table:table-cell>
          <table:table-cell table:style-name="ce4" table:number-columns-repeated="2"/>
          <table:table-cell table:style-name="ce25"/>
          <table:table-cell table:style-name="ce4" office:value-type="string">
            <text:p>2.0.1.52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OwnerEdit: When editing a Relationship the 'save' button is not enabled.</text:p>
          </table:table-cell>
          <table:table-cell table:style-name="ce4" office:value-type="string">
            <text:p>2.0.1.50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2">
            <text:p>22</text:p>
          </table:table-cell>
          <table:table-cell table:style-name="ce6" office:value-type="date" office:date-value="2018-04-21">
            <text:p>04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Transaction: Fields with values associated to the FY should not be allow values to be entered before the FY is selected.</text:p>
          </table:table-cell>
          <table:table-cell table:style-name="ce4" office:value-type="string">
            <text:p>2.0.1.4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21">
            <text:p>21</text:p>
          </table:table-cell>
          <table:table-cell table:style-name="ce6" office:value-type="date" office:date-value="2018-03-13">
            <text:p>03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The “Save” button remains active after save allowing for a 'double-click' to result in two identical transactions being saved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20">
            <text:p>20</text:p>
          </table:table-cell>
          <table:table-cell table:style-name="ce6" office:value-type="date" office:date-value="2018-02-28">
            <text:p>02/2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was not added/subtracted to/from new transaction. The result was an incorrect balance.</text:p>
          </table:table-cell>
          <table:table-cell table:style-name="ce4" office:value-type="string">
            <text:p>2.0.1.37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6" office:value-type="date" office:date-value="2018-02-21">
            <text:p>02/21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Null reference thrown when saving</text:p>
          </table:table-cell>
          <table:table-cell table:style-name="ce4" office:value-type="string">
            <text:p>2.0.1.34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6" office:value-type="date" office:date-value="2018-02-20">
            <text:p>02/2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Balance incorrectly calculated when credit applied</text:p>
          </table:table-cell>
          <table:table-cell table:style-name="ce4" office:value-type="string">
            <text:p>2.0.1.33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6" office:value-type="date" office:date-value="2018-02-13">
            <text:p>02/13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Inserting GolfCart is throwing an error. <text:s/>(customer was missing from the usp)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6" office:value-type="date" office:date-value="2018-02-10">
            <text:p>02/10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When a previous owner owns more than one property, the Owner record should not be deactivated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6" office:value-type="date" office:date-value="2018-02-06">
            <text:p>02/0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eck v_PropertyDetails for proper balance (see OwnerID#742)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6" office:value-type="date" office:date-value="2018-01-29">
            <text:p>01/29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Owner: <text:s/>Need to create the Relationship record(s) for the new owners.</text:p>
          </table:table-cell>
          <table:table-cell table:style-name="ce4" office:value-type="string">
            <text:p>2.0.1.2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6" office:value-type="date" office:date-value="2018-01-26">
            <text:p>01/26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Many of the old Property Reports are no longer functioning.....</text:p>
          </table:table-cell>
          <table:table-cell table:style-name="ce4" office:value-type="string">
            <text:p>2.0.1.20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6" office:value-type="date" office:date-value="2018-01-25">
            <text:p>01/25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EditProperty is not indicating IsDirty</text:p>
          </table:table-cell>
          <table:table-cell table:style-name="ce4" office:value-type="string">
            <text:p>2.0.1.19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11">
            <text:p>11</text:p>
          </table:table-cell>
          <table:table-cell table:style-name="ce6" office:value-type="date" office:date-value="2018-01-18">
            <text:p>01/18/18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Financial Transaction: Account balance calculation was adding values (credit) for amounts that were not dues or late fee related.</text:p>
          </table:table-cell>
          <table:table-cell table:style-name="ce4" office:value-type="string">
            <text:p>2.1.0.17</text:p>
          </table:table-cell>
          <table:table-cell table:style-name="ce4" table:number-columns-repeated="1019"/>
        </table:table-row>
        <table:table-row table:style-name="ro3">
          <table:table-cell table:style-name="ce44" office:value-type="float" office:value="10">
            <text:p>10</text:p>
          </table:table-cell>
          <table:table-cell table:style-name="ce45" office:value-type="date" office:date-value="2017-12-15">
            <text:p>12/15/17</text:p>
          </table:table-cell>
          <table:table-cell table:style-name="ce44" office:value-type="string">
            <text:p>Open</text:p>
          </table:table-cell>
          <table:table-cell table:style-name="ce48" office:value-type="string">
            <text:p>PropertyEdit: When a Relationship is modified, the Save button is not enabled.</text:p>
          </table:table-cell>
          <table:table-cell table:style-name="ce44" table:number-columns-repeated="1020"/>
        </table:table-row>
        <table:table-row table:style-name="ro5">
          <table:table-cell table:style-name="ce4" office:value-type="float" office:value="9">
            <text:p>9</text:p>
          </table:table-cell>
          <table:table-cell table:style-name="ce6" office:value-type="date" office:date-value="2017-10-11">
            <text:p>10/11/17</text:p>
          </table:table-cell>
          <table:table-cell table:style-name="ce4" office:value-type="string">
            <office:annotation draw:style-name="gr1" draw:text-style-name="P1" svg:width="1.1413in" svg:height="0.7012in" svg:x="2.452in" svg:y="5.9244in" draw:caption-point-x="-0.2402in" draw:caption-point-y="0.3732in">
              <dc:creator>HVCC</dc:creator>
              <dc:date>2017-12-15T00:00:00</dc:date>
              <text:p text:style-name="P1"><text:span text:style-name="T1">This was resolved with v2.0</text:span></text:p>
              <text:p text:style-name="P1"><text:span text:style-name="T1"/></text:p>
            </office:annotation>
            <text:p>Removed</text:p>
          </table:table-cell>
          <table:table-cell table:style-name="ce25" office:value-type="string">
            <text:p>When switching document panels the GridTableView is not being set to the grid on the active panel. This effects Export/Print functions. <text:s/></text:p>
          </table:table-cell>
          <table:table-cell table:style-name="ce4" office:value-type="string">
            <text:p>2.0.1.1</text:p>
          </table:table-cell>
          <table:table-cell table:style-name="ce4" table:number-columns-repeated="1019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Change Ownership throw an error. <text:s/>This is related to a FK constraint between the FacilitiesUsage and Relationship tables. <text:s/>Relationships can no longer be deleted if there is a record in FacilitiesUsage.</text:p>
          </table:table-cell>
          <table:table-cell table:style-name="ce4" table:number-columns-repeated="1020"/>
        </table:table-row>
        <table:table-row table:style-name="ro5">
          <table:table-cell table:style-name="ce4" office:value-type="float" office:value="7">
            <text:p>7</text:p>
          </table:table-cell>
          <table:table-cell table:style-name="ce6" office:value-type="date" office:date-value="2017-08-05">
            <text:p>08/05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The Relationship grid for check-in is double selecting relationships when the count is greater than 12 relationships.</text:p>
          </table:table-cell>
          <table:table-cell table:style-name="ce4" table:number-columns-repeated="102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6" office:value-type="date" office:date-value="2017-07-20">
            <text:p>07/20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Need to remove the 'PropertyID' field from <text:s/>usp_InsertProperty</text:p>
          </table:table-cell>
          <table:table-cell table:style-name="ce4" office:value-type="string">
            <text:p>1.3.1.1</text:p>
          </table:table-cell>
          <table:table-cell table:style-name="ce4" table:number-columns-repeated="1019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6" office:value-type="date" office:date-value="2017-07-03">
            <text:p>07/03/17</text:p>
          </table:table-cell>
          <table:table-cell table:style-name="ce4" office:value-type="string">
            <text:p>Resolved</text:p>
          </table:table-cell>
          <table:table-cell table:style-name="ce25" office:value-type="string">
            <text:p>Disable Change Owner for Board members</text:p>
          </table:table-cell>
          <table:table-cell table:style-name="ce4" office:value-type="string">
            <text:p>1.2.1.13</text:p>
          </table:table-cell>
          <table:table-cell table:style-name="ce4"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40" office:value-type="date" office:date-value="2017-07-03">
            <text:p>07/03/17</text:p>
          </table:table-cell>
          <table:table-cell office:value-type="string">
            <text:p>Resolved</text:p>
          </table:table-cell>
          <table:table-cell office:value-type="string">
            <text:p>Modify permissions on Property Notes to allow Board members write access</text:p>
          </table:table-cell>
          <table:table-cell office:value-type="string">
            <text:p>1.2.1.13</text:p>
          </table:table-cell>
          <table:table-cell table:number-columns-repeated="1019"/>
        </table:table-row>
        <table:table-row table:style-name="ro6">
          <table:table-cell office:value-type="float" office:value="1">
            <text:p>1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Clicking “ChangeProperty” from Properties tab reports error in Main().</text:p>
            <text:p>ChangeOwner changes the DocumentPanel caption to dirty, but does not change the background color to indicate dirty state.</text:p>
          </table:table-cell>
          <table:table-cell office:value-type="string">
            <text:p>1.2.1.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40" office:value-type="date" office:date-value="2017-06-03">
            <text:p>06/03/17</text:p>
          </table:table-cell>
          <table:table-cell office:value-type="string">
            <text:p>Resolved</text:p>
          </table:table-cell>
          <table:table-cell office:value-type="string">
            <text:p>Importing data results in a Null reference exception.</text:p>
          </table:table-cell>
          <table:table-cell office:value-type="string">
            <text:p>1.2.1.7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40" office:value-type="date" office:date-value="2017-06-06">
            <text:p>06/06/17</text:p>
          </table:table-cell>
          <table:table-cell office:value-type="string">
            <text:p>Resolved</text:p>
          </table:table-cell>
          <table:table-cell office:value-type="string">
            <text:p>When importing data the ChangeOwner ribbon button is not made active.</text:p>
          </table:table-cell>
          <table:table-cell office:value-type="string">
            <text:p>1.2.1.9</text:p>
          </table:table-cell>
          <table:table-cell table:number-columns-repeated="1019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-DO" table:style-name="ta4" table:print="false">
        <table:table-column table:style-name="co9" table:default-cell-style-name="ce23"/>
        <table:table-column table:style-name="co1" table:number-columns-repeated="1023" table:default-cell-style-name="Default"/>
        <table:table-row table:style-name="ro15">
          <table:table-cell table:style-name="ce42" office:value-type="string">
            <text:p>Add ability to create a new Owner record w/o a change of ownership</text:p>
          </table:table-cell>
          <table:table-cell table:style-name="ce42" table:number-columns-repeated="1023"/>
        </table:table-row>
        <table:table-row table:style-name="ro15">
          <table:table-cell table:style-name="ce42" table:number-columns-repeated="1024"/>
        </table:table-row>
        <table:table-row table:style-name="ro15">
          <table:table-cell table:style-name="ce42" office:value-type="string">
            <text:p>Update the Admin Invoice generation to write to the Invoice table</text:p>
          </table:table-cell>
          <table:table-cell table:style-name="ce42"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>
            <text:p>SQL: delete usp_InsertFinancialTransaction, Update &amp; Delete</text:p>
          </table:table-cell>
          <table:table-cell table:number-columns-repeated="1023"/>
        </table:table-row>
        <table:table-row table:style-name="ro15" table:number-rows-repeated="1048543">
          <table:table-cell table:number-columns-repeated="1024"/>
        </table:table-row>
        <table:table-row table:style-name="ro16" table:number-rows-repeated="27">
          <table:table-cell table:number-columns-repeated="1024"/>
        </table:table-row>
        <table:table-row table:style-name="ro1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2/21/2019</text:date>, <text:time>06:19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gh Valley Country Club</meta:initial-creator>
    <meta:creation-date>2017-05-28T21:07:27.81</meta:creation-date>
    <dc:date>2019-02-21T06:19:36.23</dc:date>
    <dc:creator>High Valley Country Club</dc:creator>
    <meta:editing-duration>P82DT11H1M27S</meta:editing-duration>
    <meta:editing-cycles>184</meta:editing-cycles>
    <meta:generator>OpenOffice/4.1.3$Win32 OpenOffice.org_project/413m1$Build-9783</meta:generator>
    <meta:document-statistic meta:table-count="4" meta:cell-count="491" meta:object-count="0"/>
  </office:meta>
</office:document-meta>
</file>